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Ubuntu" fo:font-weight="bold" officeooo:rsid="000ae997" officeooo:paragraph-rsid="000ae99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weight="normal" officeooo:paragraph-rsid="0002247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weight="normal" officeooo:paragraph-rsid="00055cea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Ubuntu" fo:font-weight="normal" officeooo:rsid="0002247c" officeooo:paragraph-rsid="0002247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weight="normal" officeooo:rsid="0008d2a9" officeooo:paragraph-rsid="0008d2a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weight="normal" officeooo:rsid="000cd829" officeooo:paragraph-rsid="000cd829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Ubuntu" fo:font-weight="normal" officeooo:rsid="000cd829" officeooo:paragraph-rsid="000cd82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weight="normal" officeooo:rsid="000e410f" officeooo:paragraph-rsid="000e410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weight="normal" officeooo:rsid="000ea81e" officeooo:paragraph-rsid="000ea81e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Ubuntu" fo:font-weight="normal" officeooo:rsid="00114f62" officeooo:paragraph-rsid="00114f62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Ubuntu" fo:font-weight="normal" officeooo:rsid="000f74b6" officeooo:paragraph-rsid="000f74b6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Ubuntu" fo:font-weight="normal" officeooo:rsid="0010bf7c" officeooo:paragraph-rsid="0010bf7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weight="normal" officeooo:rsid="0010bf7c" officeooo:paragraph-rsid="0010bf7c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Ubuntu" fo:font-weight="normal" style:font-weight-asian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Ubuntu" fo:font-weight="normal" officeooo:paragraph-rsid="00055ce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" fo:font-weight="normal" officeooo:paragraph-rsid="00055cea" style:font-weight-asian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Ubuntu" fo:font-weight="normal" officeooo:rsid="00036c8f" officeooo:paragraph-rsid="00036c8f" style:font-weight-asian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Ubuntu" fo:font-weight="normal" officeooo:rsid="00036c8f" officeooo:paragraph-rsid="0002247c" style:font-weight-asian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Ubuntu" fo:font-weight="normal" officeooo:rsid="0002247c" officeooo:paragraph-rsid="0002247c" style:font-weight-asian="normal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Ubuntu" fo:font-weight="normal" officeooo:rsid="000cd829" officeooo:paragraph-rsid="000cd829" style:font-weight-asian="normal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style:font-name="Ubuntu" fo:font-weight="normal" officeooo:rsid="000cd829" officeooo:paragraph-rsid="000cd829" style:font-weight-asian="normal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style:font-name="Ubuntu" fo:font-weight="normal" officeooo:rsid="00114f62" officeooo:paragraph-rsid="00114f62" style:font-weight-asian="normal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style:font-name="Ubuntu" fo:font-weight="normal" officeooo:rsid="0012daf7" officeooo:paragraph-rsid="0012daf7" style:font-weight-asian="normal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style:font-name="Ubuntu" fo:font-weight="normal" officeooo:rsid="00150b0c" officeooo:paragraph-rsid="00150b0c" style:font-weight-asian="normal" style:font-weight-complex="normal"/>
    </style:style>
    <style:style style:name="P27" style:family="paragraph" style:parent-style-name="Standard" style:list-style-name="L8">
      <style:paragraph-properties fo:text-align="start" style:justify-single-word="false"/>
      <style:text-properties style:font-name="Ubuntu" fo:font-weight="normal" officeooo:rsid="0008d2a9" officeooo:paragraph-rsid="0008d2a9" style:font-weight-asian="normal" style:font-weight-complex="normal"/>
    </style:style>
    <style:style style:name="P28" style:family="paragraph" style:parent-style-name="Standard" style:list-style-name="L9">
      <style:paragraph-properties fo:text-align="start" style:justify-single-word="false"/>
      <style:text-properties style:font-name="Ubuntu" fo:font-weight="normal" officeooo:rsid="00180e9f" officeooo:paragraph-rsid="00180e9f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Ubuntu" fo:font-weight="normal" officeooo:rsid="00180e9f" officeooo:paragraph-rsid="00180e9f" style:font-weight-asian="normal" style:font-weight-complex="normal"/>
    </style:style>
    <style:style style:name="P30" style:family="paragraph" style:parent-style-name="Standard" style:list-style-name="L2">
      <style:paragraph-properties fo:text-align="center" style:justify-single-word="false"/>
      <style:text-properties style:font-name="Ubuntu" fo:font-weight="bold" style:font-weight-asian="bold" style:font-weight-complex="bold"/>
    </style:style>
    <style:style style:name="P31" style:family="paragraph" style:parent-style-name="Standard" style:list-style-name="L9">
      <style:paragraph-properties fo:text-align="start" style:justify-single-word="false"/>
      <style:text-properties officeooo:paragraph-rsid="00180e9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d2a9"/>
    </style:style>
    <style:style style:name="T3" style:family="text">
      <style:text-properties officeooo:rsid="000ea81e"/>
    </style:style>
    <style:style style:name="T4" style:family="text">
      <style:text-properties officeooo:rsid="00114f62"/>
    </style:style>
    <style:style style:name="T5" style:family="text">
      <style:text-properties officeooo:rsid="0012daf7"/>
    </style:style>
    <style:style style:name="T6" style:family="text">
      <style:text-properties officeooo:rsid="00147a89"/>
    </style:style>
    <style:style style:name="T7" style:family="text">
      <style:text-properties style:font-name="Ubuntu" fo:font-weight="normal" officeooo:rsid="00180e9f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Цели и задачи интеграционного тестирования. Расположение фазы интеграционного тестирования в последовательности тестов; предшествующие и последующие виды тестирования ПО.</text:p>
      <text:p text:style-name="P1"/>
      <text:p text:style-name="P4">Проверяет интерфейсы и взаимодействие модулей (компонент) или систем </text:p>
      <text:p text:style-name="P4"><text:tab/>– Вызовы API, сообщения между ОО компонентами</text:p>
      <text:p text:style-name="P4"><text:tab/>– Баз Данных, пользовательский графический интерфейс</text:p>
      <text:p text:style-name="P4"><text:tab/>– Интерфейсы взаимодействия (сетевые, аппаратные, локальные, …. )</text:p>
      <text:p text:style-name="P4"><text:tab/>– Инфраструктурные</text:p>
      <text:p text:style-name="P4">Может проводиться когда два компонента разработаны (спроектированы) </text:p>
      <text:p text:style-name="P4"><text:tab/>– Остальные добавляются по готовности</text:p>
      <text:p text:style-name="P4"/>
      <text:p text:style-name="P11">Визуально выглядят как модульные тесты так как чаще всего используются те же технологии и фреймворки, но проверяется при этом именно взаимодействие, связи, протоколы приложения. Самое главное — проверять вызовы их последовательность, аргументы. </text:p>
      <text:p text:style-name="P11"/>
      <text:list xml:id="list3975187218" text:style-name="L1">
        <text:list-item>
          <text:p text:style-name="P13">Также можно тестировать сетевые протоколы пример: вход с куки и без. </text:p>
        </text:list-item>
        <text:list-item>
          <text:p text:style-name="P14">Проверяется пользовательский интерфейс — проверяет что внутренняя механика работает правильно.</text:p>
        </text:list-item>
      </text:list>
      <text:p text:style-name="P15"/>
      <text:p text:style-name="P29">Иерархия тестов</text:p>
      <text:p text:style-name="P29"/>
      <text:list xml:id="list2437446175" text:style-name="L9">
        <text:list-item>
          <text:p text:style-name="P28">Модульные тесты — конкретных модулей и их логики </text:p>
        </text:list-item>
        <text:list-item>
          <text:p text:style-name="P28">Интеграционные тесты — то как модули взаимодействуют</text:p>
        </text:list-item>
        <text:list-item>
          <text:p text:style-name="P31"><text:span text:style-name="T7">Системное — всего приложения целиком (валидация верефикация)</text:span></text:p>
        </text:list-item>
        <text:list-item>
          <text:p text:style-name="P31"><text:span text:style-name="T7">Приемочное — проверка заказчиком по требования заказчика <text:line-break/></text:span></text:p>
        </text:list-item>
      </text:list>
      <text:p text:style-name="P1"/>
      <text:p text:style-name="P1">Алгоритм интеграционного тестирования.</text:p>
      <text:p text:style-name="P1"/>
      <text:p text:style-name="P6">Стратегии интеграции</text:p>
      <text:list xml:id="list2324201401" text:style-name="L2">
        <text:list-header>
          <text:p text:style-name="P30"/>
        </text:list-header>
        <text:list-item>
          <text:p text:style-name="P16">Больше объем интеграции — больше сложность</text:p>
          <text:list>
            <text:list-item>
              <text:p text:style-name="P16">Для каждого интерфейса должен быть разработан короткий тест план</text:p>
            </text:list-item>
          </text:list>
        </text:list-item>
        <text:list-item>
          <text:p text:style-name="P16">Выбор в зависимости от архитектуры ПО</text:p>
        </text:list-item>
        <text:list-item>
          <text:p text:style-name="P16">Последовательность имеет значение</text:p>
        </text:list-item>
        <text:list-item>
          <text:p text:style-name="P16">Можно тестировать нефункциональные характеристики</text:p>
        </text:list-item>
      </text:list>
      <text:p text:style-name="P3"/>
      <text:p text:style-name="P6">Основные методы </text:p>
      <text:list xml:id="list3030048670" text:style-name="L3">
        <text:list-item>
          <text:p text:style-name="P19"><text:span text:style-name="T1">Сверху вниз</text:span> - Интеграционное тестирование сверху вниз (как в лабе) - сначала тестируют только самый верхний управляющий уровень системы, без модулей более низкого уровня. Затем постепенно с более высокоуровневыми модулями интегрируются более низкоуровневые.</text:p>
          <text:list>
            <text:list-item>
              <text:p text:style-name="P19">Преимущества:</text:p>
              <text:list>
                <text:list-item>
                  <text:p text:style-name="P19">Легко обнаружить неисправности или ошибки в работе системы.</text:p>
                </text:list-item>
                <text:list-item>
                  <text:p text:style-name="P19">В первую очередь проверяются важные модули, а лишь потом модули нижнего порядка.</text:p>
                </text:list-item>
                <text:list-item>
                  <text:p text:style-name="P19">По сравнению с другими подходами, время на тестирование интеграции очень коротко.</text:p>
                </text:list-item>
              </text:list>
            </text:list-item>
            <text:list-item>
              <text:p text:style-name="P19">Недостатки:</text:p>
              <text:list>
                <text:list-item>
                  <text:p text:style-name="P19"><text:soft-page-break/>Если в модули нижнего уровня заложена важная логика, она не может быть протестирована в первую очередь</text:p>
                </text:list-item>
                <text:list-item>
                  <text:p text:style-name="P19">Использование «заглушек»становится обязательным на всех последующих проектах.</text:p>
                </text:list-item>
              </text:list>
            </text:list-item>
          </text:list>
        </text:list-item>
        <text:list-item>
          <text:p text:style-name="P20"><text:span text:style-name="T1">Снизу вверх</text:span> - Интеграционное тестирование снизу вверх (если бы мы сначала в лабе протестировали синус и ln, потом sin, cos, lnб потом все тригонометрические и логарифмические функции и т.д) - подход подразумевает проверку низкоуровневых систем для начала: вместе и по отдельности. Другими словами процесс тестирования начинается с внутреннего уровня и постепенно доходит до наиболее критичных позиций.</text:p>
          <text:list>
            <text:list-item>
              <text:p text:style-name="P20">Преимущества:</text:p>
              <text:list>
                <text:list-item>
                  <text:p text:style-name="P20">Если определенный модуль перестает функционировать, его ошибка может быть сразу же исправлена.</text:p>
                </text:list-item>
                <text:list-item>
                  <text:p text:style-name="P20">Требуется минимальное время на идентификацию и устранение ошибок.</text:p>
                </text:list-item>
              </text:list>
            </text:list-item>
            <text:list-item>
              <text:p text:style-name="P20">Недостатки:</text:p>
              <text:list>
                <text:list-item>
                  <text:p text:style-name="P20">Общее время проверки всех модулей довольно долгое</text:p>
                </text:list-item>
                <text:list-item>
                  <text:p text:style-name="P20">Если ПО содержит много небольших модулей мелкого уровня, которые очень сложны в своей имплементации, то для завершения процесса тестирования может потребоваться больше времени.</text:p>
                </text:list-item>
              </text:list>
            </text:list-item>
          </text:list>
        </text:list-item>
        <text:list-item>
          <text:p text:style-name="P21"><text:span text:style-name="T1">Функциональная</text:span> (end to end) — по одной функции</text:p>
          <text:list>
            <text:list-item>
              <text:p text:style-name="P21">– Собрали 1 сценарий UI-Логика-БД, добавили еще один такой-же</text:p>
            </text:list-item>
          </text:list>
        </text:list-item>
        <text:list-item>
          <text:p text:style-name="P21"><text:span text:style-name="T1">Ядро</text:span> (backbone)</text:p>
          <text:list>
            <text:list-item>
              <text:p text:style-name="P21">– Экран, клавиатура, мышь работают с минимальными функционалом</text:p>
            </text:list-item>
            <text:list-item>
              <text:p text:style-name="P21">– Добавить цвета на экран, колесо прокрутки …</text:p>
            </text:list-item>
          </text:list>
        </text:list-item>
        <text:list-item>
          <text:p text:style-name="P21"><text:span text:style-name="T1">Большой взрыв</text:span> (big bang) - Тестирование методом большого взрыва - созданные и запрограммированные модули и системные компоненты соединены между собой. При объединении эти модули тестируются как единое целое. После проведения юнит-тестов, модули также проверяются вместе, еще до образования целостной программной системы.</text:p>
          <text:list>
            <text:list-item>
              <text:p text:style-name="P21">Преимущества:</text:p>
              <text:list>
                <text:list-item>
                  <text:p text:style-name="P21">Удобен при тестировании небольших систем.</text:p>
                </text:list-item>
                <text:list-item>
                  <text:p text:style-name="P21">Быстрое нахождение ошибок</text:p>
                </text:list-item>
              </text:list>
            </text:list-item>
            <text:list-item>
              <text:p text:style-name="P21">Недостатки:</text:p>
              <text:list>
                <text:list-item>
                  <text:p text:style-name="P21">Так как модули завязаны на одной системе, порой очень трудно найти источник дефектов.</text:p>
                </text:list-item>
                <text:list-item>
                  <text:p text:style-name="P21">Если в системе используется много модулей, может уйти достаточно времени, чтобы пересмотреть все реализованные функциональности.</text:p>
                </text:list-item>
              </text:list>
            </text:list-item>
          </text:list>
        </text:list-item>
      </text:list>
      <text:p text:style-name="P1"/>
      <text:p text:style-name="P1">Концепции и подходы, используемые при реализации интеграционного тестирования.</text:p>
      <text:p text:style-name="P1"/>
      <text:list xml:id="list1206938377" text:style-name="L4">
        <text:list-item>
          <text:p text:style-name="P17">Интегрировать в первую очередь наиболее сложные компоненты </text:p>
          <text:list>
            <text:list-item>
              <text:p text:style-name="P17">Снизит риски</text:p>
            </text:list-item>
            <text:list-item>
              <text:p text:style-name="P17">Больше времени для исправления ошибок</text:p>
            </text:list-item>
          </text:list>
        </text:list-item>
        <text:list-item>
          <text:p text:style-name="P17">Выбирать порядок интеграции с учетом порядка разработки </text:p>
        </text:list-item>
        <text:list-item>
          <text:p text:style-name="P17">Использовать регрессионное тестирование после каждого этапа интеграции </text:p>
        </text:list-item>
        <text:list-item>
          <text:p text:style-name="P17">Автоматизировать тесты</text:p>
        </text:list-item>
      </text:list>
      <text:p text:style-name="P5"/>
      <text:p text:style-name="P5"/>
      <text:p text:style-name="P5"/>
      <text:p text:style-name="P5"/>
      <text:p text:style-name="P12"><text:soft-page-break/>Функциональное тестирование</text:p>
      <text:p text:style-name="P5"/>
      <text:list xml:id="list102204638441661" text:continue-numbering="true" text:style-name="L4">
        <text:list-item>
          <text:p text:style-name="P17">На базе сценариев использования</text:p>
        </text:list-item>
        <text:list-item>
          <text:p text:style-name="P17">Ручное/автоматическое</text:p>
        </text:list-item>
        <text:list-item>
          <text:p text:style-name="P17">На готовой системе, в рамках модульного и интеграционного</text:p>
        </text:list-item>
        <text:list-item>
          <text:p text:style-name="P17">Проверяются функции системы начиная с интерфейса пользователя</text:p>
        </text:list-item>
        <text:list-item>
          <text:p text:style-name="P17">Средства автоматизации</text:p>
          <text:list>
            <text:list-item>
              <text:p text:style-name="P17">Открытые: Selenium, Sahi, Watir</text:p>
            </text:list-item>
            <text:list-item>
              <text:p text:style-name="P17">Коммерческие: от HP, Rational (IBM) …</text:p>
            </text:list-item>
          </text:list>
        </text:list-item>
      </text:list>
      <text:p text:style-name="P1"/>
      <text:p text:style-name="P1">Программные продукты, используемые для реализации интеграционного тестирования. Использование JUnit для интеграционных тестов.</text:p>
      <text:p text:style-name="P3"/>
      <text:p text:style-name="P3">Mockito - фреймворк с поддержкой макетирования для unit-тестов. <text:span text:style-name="T2">Используется для создания заглушек. </text:span></text:p>
      <text:p text:style-name="P3"/>
      <text:p text:style-name="P9">Основные термины </text:p>
      <text:list xml:id="list4181788603" text:style-name="L5">
        <text:list-item>
          <text:p text:style-name="P22">dummy object — объект, который передается,но его методы никогда не используются</text:p>
        </text:list-item>
        <text:list-item>
          <text:p text:style-name="P22">fake objects — работающий объект с упрощенной реализацией</text:p>
        </text:list-item>
        <text:list-item>
          <text:p text:style-name="P22">stub — частичная реализация объекта или интерфейса, с целью использования его методов</text:p>
        </text:list-item>
        <text:list-item>
          <text:p text:style-name="P22">mock object — простая имплементация, с предопределенными значениями</text:p>
        </text:list-item>
      </text:list>
      <text:p text:style-name="P10">Мы импортим мокито, передаем ему наш класс и он создает тривиальную реализацию данного класса. <text:span text:style-name="T3">Далее мы определяем методы, возвращаемые значения и используем его в тестах. </text:span></text:p>
      <text:p text:style-name="P3"/>
      <text:p text:style-name="P3">Greenmail — для тестироания электронной почты, который поддерживает SMTP, POP3 и IMAP с поддержкой SSL-соединения.</text:p>
      <text:p text:style-name="P3"/>
      <text:p text:style-name="P3">MockFtpServer — библиотека, которая предоставляет две разные реализации FTP-сервера («заглушка» и «обманка»), которые можно использовать для тестирования различных сценариев.</text:p>
      <text:p text:style-name="P3"/>
      <text:p text:style-name="P8">Возможность Junit</text:p>
      <text:list xml:id="list2390958830" text:style-name="L6">
        <text:list-item>
          <text:p text:style-name="P23">@Test(timeout) — можно установить максимальное время теста превышено</text:p>
        </text:list-item>
        <text:list-item>
          <text:p text:style-name="P23">expected(Error) — нормальное поведение - исключение</text:p>
        </text:list-item>
        <text:list-item>
          <text:p text:style-name="P23">@RunWith, @Parameters</text:p>
        </text:list-item>
        <text:list-item>
          <text:p text:style-name="P23">@ignore — игнорирование определенных моментов инт 4 лонг 4</text:p>
        </text:list-item>
      </text:list>
      <text:p text:style-name="P3"/>
      <text:p text:style-name="P1">Автоматизация интеграционных тестов. ПО, используемое для автоматизации интеграционного тестирования.</text:p>
      <text:p text:style-name="P1"/>
      <text:p text:style-name="P3">Selenium - это инструмент для автоматизации действий веб-браузера. В большинстве случаев используется для тестирования Web-приложений. <text:span text:style-name="T4">Состоит из нескольких компонентов. Кроссбраузерный, есть логгер ошибок</text:span></text:p>
      <text:list xml:id="list4000235737" text:style-name="L7">
        <text:list-item>
          <text:p text:style-name="P24">IDE — используется совместно с браузером, вы щелкаете а он потом повторяет. <text:span text:style-name="T5">Изначально плагин для файрфокса. Записывает тесты на java ruby html. Позволяет сохранять скрипт. Основные команды</text:span></text:p>
          <text:list>
            <text:list-item>
              <text:p text:style-name="P25">Click — ссылки, переключатели</text:p>
            </text:list-item>
            <text:list-item>
              <text:p text:style-name="P25">Type — ввод значений</text:p>
            </text:list-item>
            <text:list-item>
              <text:p text:style-name="P25">Select — выбор значений из списка</text:p>
            </text:list-item>
            <text:list-item>
              <text:p text:style-name="P25"><text:soft-page-break/>Open — открыть страницу</text:p>
            </text:list-item>
            <text:list-item>
              <text:p text:style-name="P25">wait — ожидать событие</text:p>
            </text:list-item>
            <text:list-item>
              <text:p text:style-name="P25">Assertion verification </text:p>
              <text:list>
                <text:list-item>
                  <text:p text:style-name="P25">Предназначены для провер<text:span text:style-name="T6">к</text:span>и содержимого элемента UI</text:p>
                  <text:list>
                    <text:list-item>
                      <text:p text:style-name="P25">Есть ли элемент</text:p>
                    </text:list-item>
                    <text:list-item>
                      <text:p text:style-name="P25">Корректное ли содержимое</text:p>
                    </text:list-item>
                  </text:list>
                </text:list-item>
                <text:list-item>
                  <text:p text:style-name="P25">Если провалена верификация — тесты продолжатся, если упал ассерт — то остановка</text:p>
                </text:list-item>
              </text:list>
            </text:list-item>
          </text:list>
        </text:list-item>
        <text:list-item>
          <text:p text:style-name="P25"><text:span text:style-name="T6">Сервер - </text:span>Может быть использован для кросc-браузерного тестирования</text:p>
          <text:list>
            <text:list-item>
              <text:p text:style-name="P25">Сервер для тестирования разработан на java</text:p>
            </text:list-item>
            <text:list-item>
              <text:p text:style-name="P25">Работает как прокси для web-запросов cовместно с Webdriver для каждого браузера</text:p>
            </text:list-item>
            <text:list-item>
              <text:p text:style-name="P25">Используется совместно с многими языками программирования</text:p>
            </text:list-item>
            <text:list-item>
              <text:p text:style-name="P25">Разработка — плагины к NetBeans и Eclipse</text:p>
            </text:list-item>
            <text:list-item>
              <text:p text:style-name="P25">Запуск тестов — maven и ant</text:p>
            </text:list-item>
          </text:list>
        </text:list-item>
        <text:list-item>
          <text:p text:style-name="P26">Grid — позволяет на нескольких браузеров запустить тесты на нескольких ОС.</text:p>
        </text:list-item>
      </text:list>
      <text:p text:style-name="P7"/>
      <text:p text:style-name="P2">Изоляция модулей</text:p>
      <text:p text:style-name="P7"/>
      <text:p text:style-name="P7">Для изоляции модулей друг от друга (для тестирования конкретного) часто используется два варианта</text:p>
      <text:list xml:id="list1305479119" text:style-name="L8">
        <text:list-item>
          <text:p text:style-name="P27">Драйвер — система которая заменяет собой вызывающий модуль и у неё есть внутренняя логика. Пример — junit она сканирует наши аннотации и выбирает методы для запуска.</text:p>
          <text:list>
            <text:list-item>
              <text:p text:style-name="P27">Эмулирует вызываемый компонент</text:p>
            </text:list-item>
            <text:list-item>
              <text:p text:style-name="P27">Обычно уже более сложная программа</text:p>
              <text:list>
                <text:list-item>
                  <text:p text:style-name="P27">Устанавливает окружение</text:p>
                </text:list-item>
                <text:list-item>
                  <text:p text:style-name="P27">Подготавливает входные данные</text:p>
                </text:list-item>
              </text:list>
            </text:list-item>
            <text:list-item>
              <text:p text:style-name="P27">Дополнительно может:</text:p>
              <text:list>
                <text:list-item>
                  <text:p text:style-name="P27">Запускать серию тестов</text:p>
                </text:list-item>
                <text:list-item>
                  <text:p text:style-name="P27">Настраивать заглушки</text:p>
                </text:list-item>
                <text:list-item>
                  <text:p text:style-name="P27">Формировать журнал результатов</text:p>
                </text:list-item>
              </text:list>
            </text:list-item>
          </text:list>
        </text:list-item>
      </text:list>
      <text:p text:style-name="P7"/>
      <text:p text:style-name="P7"/>
      <text:list xml:id="list102203943522839" text:continue-numbering="true" text:style-name="L8">
        <text:list-item>
          <text:p text:style-name="P27">Заглушка — эмулирует поведение подчиненной программы</text:p>
          <text:list>
            <text:list-item>
              <text:p text:style-name="P27">Подпрограмма, функция, процедура</text:p>
            </text:list-item>
            <text:list-item>
              <text:p text:style-name="P27">Аппаратное прерывание, передача данных</text:p>
            </text:list-item>
            <text:list-item>
              <text:p text:style-name="P27">Интерфейс совпадает, внутренность нет</text:p>
              <text:list>
                <text:list-item>
                  <text:p text:style-name="P27">Предопределенные ответы для заданных аргументов, исключения</text:p>
                </text:list-item>
                <text:list-item>
                  <text:p text:style-name="P27">Постоянная генерация прерываний</text:p>
                </text:list-item>
              </text:list>
            </text:list-item>
            <text:list-item>
              <text:p text:style-name="P27">Используются вместо реальной программы</text:p>
              <text:list>
                <text:list-item>
                  <text:p text:style-name="P27">Компилируется и линкуется</text:p>
                </text:list-item>
              </text:list>
            </text:list-item>
            <text:list-item>
              <text:p text:style-name="P27">Простая</text:p>
              <text:list>
                <text:list-item>
                  <text:p text:style-name="P27">Нельзя тестировать заглушку!</text:p>
                </text:list-item>
              </text:list>
            </text:list-item>
            <text:list-item>
              <text:p text:style-name="P27">Обычно 1 строка кода</text:p>
            </text:list-item>
            <text:list-item>
              <text:p text:style-name="P27">Возможна дополнительная логика</text:p>
              <text:list>
                <text:list-item>
                  <text:p text:style-name="P27">50 раз возвращать 42, на 51 — IndexOutOfBounds</text:p>
                </text:list-item>
              </text:list>
            </text:list-item>
            <text:list-item>
              <text:p text:style-name="P27">Может читать значения из текстового файла</text:p>
            </text:list-item>
            <text:list-item>
              <text:p text:style-name="P27">Возможна настройка драйвером перед выполнением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23:17:59.056721738</meta:creation-date>
    <dc:date>2023-03-20T10:22:03.491810078</dc:date>
    <meta:editing-duration>PT56M27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4" meta:paragraph-count="128" meta:word-count="1065" meta:character-count="7956" meta:non-whitespace-character-count="7060"/>
  </office:meta>
</office:document-meta>
</file>